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a3f6" officeooo:paragraph-rsid="0013a3f6"/>
    </style:style>
    <style:style style:name="P2" style:family="paragraph" style:parent-style-name="Standard">
      <style:text-properties officeooo:rsid="0013a3f6" officeooo:paragraph-rsid="0013a3f6"/>
    </style:style>
    <style:style style:name="P3" style:family="paragraph" style:parent-style-name="Standard">
      <style:text-properties officeooo:rsid="0013a3f6" officeooo:paragraph-rsid="00497ddc"/>
    </style:style>
    <style:style style:name="P4" style:family="paragraph" style:parent-style-name="Standard">
      <style:text-properties officeooo:rsid="00160f26" officeooo:paragraph-rsid="00147527"/>
    </style:style>
    <style:style style:name="P5" style:family="paragraph" style:parent-style-name="Standard">
      <style:text-properties officeooo:rsid="001dba19" officeooo:paragraph-rsid="001dba19"/>
    </style:style>
    <style:style style:name="P6" style:family="paragraph" style:parent-style-name="Standard">
      <style:text-properties officeooo:rsid="001dba19" officeooo:paragraph-rsid="0052d1f3"/>
    </style:style>
    <style:style style:name="P7" style:family="paragraph" style:parent-style-name="Standard">
      <style:text-properties officeooo:rsid="001f656f" officeooo:paragraph-rsid="001f656f"/>
    </style:style>
    <style:style style:name="P8" style:family="paragraph" style:parent-style-name="Standard">
      <style:text-properties officeooo:rsid="001f656f" officeooo:paragraph-rsid="00497ddc"/>
    </style:style>
    <style:style style:name="P9" style:family="paragraph" style:parent-style-name="Standard">
      <style:text-properties officeooo:rsid="0021a6bc" officeooo:paragraph-rsid="0021a6bc"/>
    </style:style>
    <style:style style:name="P10" style:family="paragraph" style:parent-style-name="Standard">
      <style:text-properties officeooo:rsid="0024afae" officeooo:paragraph-rsid="0024afae"/>
    </style:style>
    <style:style style:name="P11" style:family="paragraph" style:parent-style-name="Standard">
      <style:text-properties officeooo:rsid="0024afae" officeooo:paragraph-rsid="00366bdc"/>
    </style:style>
    <style:style style:name="P12" style:family="paragraph" style:parent-style-name="Standard">
      <style:text-properties officeooo:rsid="00284bbb" officeooo:paragraph-rsid="002a9e75"/>
    </style:style>
    <style:style style:name="P13" style:family="paragraph" style:parent-style-name="Standard">
      <style:text-properties officeooo:rsid="00298ddf" officeooo:paragraph-rsid="0038391d"/>
    </style:style>
    <style:style style:name="P14" style:family="paragraph" style:parent-style-name="Standard">
      <style:text-properties officeooo:rsid="00298ddf" officeooo:paragraph-rsid="0038391d" fo:background-color="#ffff00"/>
    </style:style>
    <style:style style:name="P15" style:family="paragraph" style:parent-style-name="Standard">
      <style:text-properties officeooo:rsid="005be1df" officeooo:paragraph-rsid="005be1df" fo:background-color="#ffff00"/>
    </style:style>
    <style:style style:name="P16" style:family="paragraph" style:parent-style-name="Standard">
      <style:text-properties officeooo:rsid="0074ced6" officeooo:paragraph-rsid="0074ced6" fo:background-color="#ffff00"/>
    </style:style>
    <style:style style:name="P17" style:family="paragraph" style:parent-style-name="Standard">
      <style:text-properties officeooo:rsid="002f90fc" officeooo:paragraph-rsid="002f90fc"/>
    </style:style>
    <style:style style:name="P18" style:family="paragraph" style:parent-style-name="Standard">
      <style:text-properties officeooo:rsid="002f90fc" officeooo:paragraph-rsid="005be1df"/>
    </style:style>
    <style:style style:name="P19" style:family="paragraph" style:parent-style-name="Standard">
      <style:text-properties officeooo:rsid="002f90fc" officeooo:paragraph-rsid="00800110"/>
    </style:style>
    <style:style style:name="P20" style:family="paragraph" style:parent-style-name="Standard">
      <style:text-properties officeooo:rsid="002f90fc" officeooo:paragraph-rsid="00930bd6"/>
    </style:style>
    <style:style style:name="P21" style:family="paragraph" style:parent-style-name="Standard">
      <style:text-properties officeooo:rsid="002f90fc" officeooo:paragraph-rsid="00a25111"/>
    </style:style>
    <style:style style:name="P22" style:family="paragraph" style:parent-style-name="Standard">
      <style:text-properties style:text-underline-style="solid" style:text-underline-width="auto" style:text-underline-color="font-color" officeooo:rsid="0032fa3c" officeooo:paragraph-rsid="0032fa3c"/>
    </style:style>
    <style:style style:name="P23" style:family="paragraph" style:parent-style-name="Standard">
      <style:text-properties style:text-underline-style="solid" style:text-underline-width="auto" style:text-underline-color="font-color" officeooo:rsid="0038391d" officeooo:paragraph-rsid="0038391d"/>
    </style:style>
    <style:style style:name="P24" style:family="paragraph" style:parent-style-name="Standard">
      <style:text-properties style:text-underline-style="solid" style:text-underline-width="auto" style:text-underline-color="font-color" officeooo:rsid="0052d1f3" officeooo:paragraph-rsid="0052d1f3"/>
    </style:style>
    <style:style style:name="P25" style:family="paragraph" style:parent-style-name="Standard">
      <style:text-properties style:text-underline-style="solid" style:text-underline-width="auto" style:text-underline-color="font-color" fo:font-weight="normal" officeooo:rsid="008ee11a" officeooo:paragraph-rsid="00a38fc2" style:font-weight-asian="normal" style:font-weight-complex="normal"/>
    </style:style>
    <style:style style:name="P26" style:family="paragraph" style:parent-style-name="Standard">
      <style:text-properties officeooo:paragraph-rsid="0038391d"/>
    </style:style>
    <style:style style:name="P27" style:family="paragraph" style:parent-style-name="Standard">
      <style:text-properties officeooo:rsid="0038391d" officeooo:paragraph-rsid="0038391d"/>
    </style:style>
    <style:style style:name="P28" style:family="paragraph" style:parent-style-name="Standard">
      <style:text-properties officeooo:rsid="003ba072" officeooo:paragraph-rsid="003ba072"/>
    </style:style>
    <style:style style:name="P29" style:family="paragraph" style:parent-style-name="Standard">
      <style:text-properties officeooo:rsid="003f499d" officeooo:paragraph-rsid="003f499d"/>
    </style:style>
    <style:style style:name="P30" style:family="paragraph" style:parent-style-name="Standard">
      <style:text-properties officeooo:rsid="003f499d" officeooo:paragraph-rsid="001dba19"/>
    </style:style>
    <style:style style:name="P31" style:family="paragraph" style:parent-style-name="Standard">
      <style:text-properties officeooo:rsid="004009e6" officeooo:paragraph-rsid="004009e6"/>
    </style:style>
    <style:style style:name="P32" style:family="paragraph" style:parent-style-name="Standard">
      <style:text-properties officeooo:rsid="004009e6" officeooo:paragraph-rsid="001dba19"/>
    </style:style>
    <style:style style:name="P33" style:family="paragraph" style:parent-style-name="Standard">
      <style:text-properties officeooo:rsid="00410d11" officeooo:paragraph-rsid="00410d11"/>
    </style:style>
    <style:style style:name="P34" style:family="paragraph" style:parent-style-name="Standard">
      <style:text-properties officeooo:rsid="0041675f" officeooo:paragraph-rsid="0041675f"/>
    </style:style>
    <style:style style:name="P35" style:family="paragraph" style:parent-style-name="Standard">
      <style:text-properties officeooo:rsid="00445c2c" officeooo:paragraph-rsid="00445c2c"/>
    </style:style>
    <style:style style:name="P36" style:family="paragraph" style:parent-style-name="Standard">
      <style:text-properties officeooo:rsid="002d2767" officeooo:paragraph-rsid="0024afae" fo:background-color="transparent"/>
    </style:style>
    <style:style style:name="P37" style:family="paragraph" style:parent-style-name="Standard">
      <style:text-properties officeooo:rsid="005be1df" officeooo:paragraph-rsid="005be1df" fo:background-color="transparent"/>
    </style:style>
    <style:style style:name="P38" style:family="paragraph" style:parent-style-name="Standard">
      <style:text-properties style:text-line-through-style="none" style:text-line-through-type="none" fo:font-size="12pt" fo:language="pl" fo:country="PL" fo:font-style="normal" style:text-underline-style="none" fo:font-weight="normal" officeooo:rsid="002ef2aa" officeooo:paragraph-rsid="0052d1f3" style:text-blinking="false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text-line-through-style="none" style:text-line-through-type="none" fo:font-size="12pt" fo:language="pl" fo:country="PL" fo:font-style="normal" style:text-underline-style="none" fo:font-weight="normal" officeooo:rsid="005be1df" officeooo:paragraph-rsid="005be1df" style:text-blinking="false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text-line-through-style="none" style:text-line-through-type="none" fo:font-size="12pt" fo:language="pl" fo:country="PL" fo:font-style="normal" style:text-underline-style="none" fo:font-weight="normal" officeooo:rsid="001dba19" officeooo:paragraph-rsid="0041675f" style:text-blinking="false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officeooo:rsid="0045cbf6" officeooo:paragraph-rsid="0045cbf6"/>
    </style:style>
    <style:style style:name="P42" style:family="paragraph" style:parent-style-name="Standard">
      <style:text-properties officeooo:rsid="00497ddc" officeooo:paragraph-rsid="00497ddc"/>
    </style:style>
    <style:style style:name="P43" style:family="paragraph" style:parent-style-name="Standard">
      <style:text-properties officeooo:rsid="00147527" officeooo:paragraph-rsid="00147527"/>
    </style:style>
    <style:style style:name="P44" style:family="paragraph" style:parent-style-name="Standard">
      <style:text-properties officeooo:rsid="004b460b" officeooo:paragraph-rsid="004b460b"/>
    </style:style>
    <style:style style:name="P45" style:family="paragraph" style:parent-style-name="Standard">
      <style:text-properties officeooo:rsid="004b460b" officeooo:paragraph-rsid="0055c229"/>
    </style:style>
    <style:style style:name="P46" style:family="paragraph" style:parent-style-name="Standard">
      <style:text-properties officeooo:rsid="004c37ac" officeooo:paragraph-rsid="004c37ac"/>
    </style:style>
    <style:style style:name="P47" style:family="paragraph" style:parent-style-name="Standard">
      <style:text-properties fo:font-weight="bold" officeooo:rsid="004fbdb9" officeooo:paragraph-rsid="004fbdb9" style:font-weight-asian="bold" style:font-weight-complex="bold"/>
    </style:style>
    <style:style style:name="P48" style:family="paragraph" style:parent-style-name="Standard">
      <style:text-properties officeooo:rsid="002ef2aa" officeooo:paragraph-rsid="0052d1f3"/>
    </style:style>
    <style:style style:name="P49" style:family="paragraph" style:parent-style-name="Standard">
      <style:text-properties officeooo:rsid="0052d1f3" officeooo:paragraph-rsid="0052d1f3"/>
    </style:style>
    <style:style style:name="P50" style:family="paragraph" style:parent-style-name="Standard">
      <style:paragraph-properties fo:text-align="center" style:justify-single-word="false"/>
      <style:text-properties officeooo:rsid="005b98ad" officeooo:paragraph-rsid="005b98ad"/>
    </style:style>
    <style:style style:name="P51" style:family="paragraph" style:parent-style-name="Standard">
      <style:text-properties officeooo:rsid="005b98ad" officeooo:paragraph-rsid="009cdeb9"/>
    </style:style>
    <style:style style:name="P52" style:family="paragraph" style:parent-style-name="Standard">
      <style:text-properties officeooo:rsid="005d54b6" officeooo:paragraph-rsid="005d54b6"/>
    </style:style>
    <style:style style:name="P53" style:family="paragraph" style:parent-style-name="Standard">
      <style:text-properties officeooo:rsid="00615180" officeooo:paragraph-rsid="00615180"/>
    </style:style>
    <style:style style:name="P54" style:family="paragraph" style:parent-style-name="Standard">
      <style:paragraph-properties fo:text-align="center" style:justify-single-word="false"/>
      <style:text-properties officeooo:rsid="006c80d4" officeooo:paragraph-rsid="006c80d4"/>
    </style:style>
    <style:style style:name="P55" style:family="paragraph" style:parent-style-name="Standard">
      <style:text-properties officeooo:rsid="006c80d4" officeooo:paragraph-rsid="00729ea0"/>
    </style:style>
    <style:style style:name="P56" style:family="paragraph" style:parent-style-name="Standard">
      <style:text-properties officeooo:rsid="006ccec5" officeooo:paragraph-rsid="006ccec5"/>
    </style:style>
    <style:style style:name="P57" style:family="paragraph" style:parent-style-name="Standard">
      <style:text-properties officeooo:rsid="007061b0" officeooo:paragraph-rsid="007061b0"/>
    </style:style>
    <style:style style:name="P58" style:family="paragraph" style:parent-style-name="Standard">
      <style:text-properties officeooo:rsid="007061b0" officeooo:paragraph-rsid="0076fddc"/>
    </style:style>
    <style:style style:name="P59" style:family="paragraph" style:parent-style-name="Standard">
      <style:text-properties officeooo:rsid="007061b0" officeooo:paragraph-rsid="00a60a7a"/>
    </style:style>
    <style:style style:name="P60" style:family="paragraph" style:parent-style-name="Standard">
      <style:text-properties officeooo:rsid="0074ced6" officeooo:paragraph-rsid="0074ced6"/>
    </style:style>
    <style:style style:name="P61" style:family="paragraph" style:parent-style-name="Standard">
      <style:text-properties officeooo:rsid="0074ced6" officeooo:paragraph-rsid="008643eb"/>
    </style:style>
    <style:style style:name="P62" style:family="paragraph" style:parent-style-name="Standard">
      <style:text-properties officeooo:rsid="0074ced6" officeooo:paragraph-rsid="00a522d6"/>
    </style:style>
    <style:style style:name="P63" style:family="paragraph" style:parent-style-name="Standard">
      <style:text-properties officeooo:rsid="0077c774" officeooo:paragraph-rsid="0077c774"/>
    </style:style>
    <style:style style:name="P64" style:family="paragraph" style:parent-style-name="Standard">
      <style:text-properties officeooo:rsid="00842880" officeooo:paragraph-rsid="00842880"/>
    </style:style>
    <style:style style:name="P65" style:family="paragraph" style:parent-style-name="Standard">
      <style:text-properties officeooo:rsid="004cd252" officeooo:paragraph-rsid="004cd252"/>
    </style:style>
    <style:style style:name="P66" style:family="paragraph" style:parent-style-name="Standard">
      <style:text-properties officeooo:rsid="0081844d" officeooo:paragraph-rsid="007beae5"/>
    </style:style>
    <style:style style:name="P67" style:family="paragraph" style:parent-style-name="Standard">
      <style:text-properties officeooo:rsid="008643eb" officeooo:paragraph-rsid="008643eb"/>
    </style:style>
    <style:style style:name="P68" style:family="paragraph" style:parent-style-name="Standard">
      <style:text-properties officeooo:rsid="008a17c7" officeooo:paragraph-rsid="008a17c7"/>
    </style:style>
    <style:style style:name="P69" style:family="paragraph" style:parent-style-name="Standard">
      <style:text-properties fo:font-weight="normal" officeooo:rsid="00927a22" officeooo:paragraph-rsid="00927a22" style:font-weight-asian="normal" style:font-weight-complex="normal"/>
    </style:style>
    <style:style style:name="P70" style:family="paragraph" style:parent-style-name="Standard">
      <style:text-properties fo:font-weight="normal" officeooo:rsid="00927a22" officeooo:paragraph-rsid="008ee11a" style:font-weight-asian="normal" style:font-weight-complex="normal"/>
    </style:style>
    <style:style style:name="P71" style:family="paragraph" style:parent-style-name="Standard">
      <style:paragraph-properties fo:text-align="center" style:justify-single-word="false"/>
      <style:text-properties fo:font-weight="normal" officeooo:rsid="009cdeb9" officeooo:paragraph-rsid="009cdeb9" style:font-weight-asian="normal" style:font-weight-complex="normal"/>
    </style:style>
    <style:style style:name="P72" style:family="paragraph" style:parent-style-name="Standard">
      <style:text-properties style:text-underline-style="none" fo:font-weight="normal" officeooo:rsid="008ee11a" officeooo:paragraph-rsid="00a38fc2" style:font-weight-asian="normal" style:font-weight-complex="normal"/>
    </style:style>
    <style:style style:name="P73" style:family="paragraph" style:parent-style-name="Standard">
      <style:text-properties style:text-underline-style="none" fo:font-weight="normal" officeooo:rsid="00927a22" officeooo:paragraph-rsid="008ee11a" style:font-weight-asian="normal" style:font-weight-complex="normal"/>
    </style:style>
    <style:style style:name="P74" style:family="paragraph" style:parent-style-name="Standard">
      <style:text-properties style:text-underline-style="none" fo:font-weight="normal" officeooo:rsid="00927a22" officeooo:paragraph-rsid="00a38fc2" style:font-weight-asian="normal" style:font-weight-complex="normal"/>
    </style:style>
    <style:style style:name="P75" style:family="paragraph" style:parent-style-name="Standard">
      <style:text-properties officeooo:rsid="0065f7a1" officeooo:paragraph-rsid="009cdeb9"/>
    </style:style>
    <style:style style:name="P76" style:family="paragraph" style:parent-style-name="Standard">
      <style:text-properties officeooo:rsid="00927a22" officeooo:paragraph-rsid="00927a22"/>
    </style:style>
    <style:style style:name="P77" style:family="paragraph" style:parent-style-name="Standard">
      <style:text-properties officeooo:rsid="00791229" officeooo:paragraph-rsid="00791229"/>
    </style:style>
    <style:style style:name="P78" style:family="paragraph" style:parent-style-name="Standard">
      <style:text-properties officeooo:rsid="00791229" officeooo:paragraph-rsid="00987a8b"/>
    </style:style>
    <style:style style:name="P79" style:family="paragraph" style:parent-style-name="Standard">
      <style:text-properties officeooo:rsid="009a33b9" officeooo:paragraph-rsid="009a33b9"/>
    </style:style>
    <style:style style:name="P80" style:family="paragraph" style:parent-style-name="Standard">
      <style:text-properties officeooo:rsid="00a05e79" officeooo:paragraph-rsid="00a05e79"/>
    </style:style>
    <style:style style:name="P81" style:family="paragraph" style:parent-style-name="Standard">
      <style:text-properties officeooo:rsid="00a1ee87" officeooo:paragraph-rsid="00a1ee87"/>
    </style:style>
    <style:style style:name="P82" style:family="paragraph" style:parent-style-name="Standard">
      <style:text-properties officeooo:rsid="00a25111" officeooo:paragraph-rsid="00a25111"/>
    </style:style>
    <style:style style:name="P83" style:family="paragraph" style:parent-style-name="Standard">
      <style:text-properties officeooo:rsid="00a301d1" officeooo:paragraph-rsid="00a301d1"/>
    </style:style>
    <style:style style:name="P84" style:family="paragraph" style:parent-style-name="Standard">
      <style:text-properties officeooo:rsid="00a357fd" officeooo:paragraph-rsid="00a357fd"/>
    </style:style>
    <style:style style:name="P85" style:family="paragraph" style:parent-style-name="Standard">
      <style:text-properties officeooo:rsid="00a38fc2" officeooo:paragraph-rsid="00a38fc2"/>
    </style:style>
    <style:style style:name="P86" style:family="paragraph" style:parent-style-name="Standard">
      <style:text-properties officeooo:rsid="00a96c1e" officeooo:paragraph-rsid="00a96c1e"/>
    </style:style>
    <style:style style:name="P87" style:family="paragraph" style:parent-style-name="Standard">
      <style:text-properties style:text-underline-style="solid" style:text-underline-width="auto" style:text-underline-color="font-color" officeooo:rsid="0064f452" officeooo:paragraph-rsid="005b98ad"/>
    </style:style>
    <style:style style:name="P88" style:family="paragraph" style:parent-style-name="Standard">
      <style:text-properties officeooo:rsid="0090f608" officeooo:paragraph-rsid="009cdeb9"/>
    </style:style>
    <style:style style:name="P89" style:family="paragraph" style:parent-style-name="Standard">
      <style:text-properties officeooo:rsid="0074ced6" officeooo:paragraph-rsid="00a60a7a" fo:background-color="#ffff00"/>
    </style:style>
    <style:style style:name="P90" style:family="paragraph" style:parent-style-name="Standard">
      <style:text-properties fo:font-weight="bold" officeooo:rsid="007591b6" officeooo:paragraph-rsid="008643eb" style:font-weight-asian="bold" style:font-weight-complex="bold"/>
    </style:style>
    <style:style style:name="P91" style:family="paragraph" style:parent-style-name="Standard">
      <style:text-properties fo:font-style="italic" officeooo:rsid="0022257a" officeooo:paragraph-rsid="0094f811" style:font-style-asian="italic" style:font-style-complex="italic"/>
    </style:style>
    <style:style style:name="P92" style:family="paragraph" style:parent-style-name="Standard">
      <style:text-properties officeooo:rsid="0041675f" officeooo:paragraph-rsid="0041675f"/>
    </style:style>
    <style:style style:name="P93" style:family="paragraph" style:parent-style-name="Standard">
      <style:text-properties officeooo:rsid="00a98f3c" officeooo:paragraph-rsid="00a98f3c"/>
    </style:style>
    <style:style style:name="P94" style:family="paragraph" style:parent-style-name="Standard">
      <style:text-properties officeooo:rsid="001dba19" officeooo:paragraph-rsid="00147527"/>
    </style:style>
    <style:style style:name="T1" style:family="text">
      <style:text-properties officeooo:rsid="00160f26"/>
    </style:style>
    <style:style style:name="T2" style:family="text">
      <style:text-properties officeooo:rsid="00170e67"/>
    </style:style>
    <style:style style:name="T3" style:family="text">
      <style:text-properties officeooo:rsid="001b22c0"/>
    </style:style>
    <style:style style:name="T4" style:family="text">
      <style:text-properties officeooo:rsid="001da605"/>
    </style:style>
    <style:style style:name="T5" style:family="text">
      <style:text-properties officeooo:rsid="001dba19"/>
    </style:style>
    <style:style style:name="T6" style:family="text">
      <style:text-properties officeooo:rsid="001f656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dba19" style:font-weight-asian="bold" style:font-weight-complex="bold"/>
    </style:style>
    <style:style style:name="T9" style:family="text">
      <style:text-properties fo:font-weight="bold" officeooo:rsid="004009e6" style:font-weight-asian="bold" style:font-weight-complex="bold"/>
    </style:style>
    <style:style style:name="T10" style:family="text">
      <style:text-properties fo:font-weight="bold" officeooo:rsid="004b460b" style:font-weight-asian="bold" style:font-weight-complex="bold"/>
    </style:style>
    <style:style style:name="T11" style:family="text">
      <style:text-properties fo:font-weight="bold" officeooo:rsid="007591b6" style:font-weight-asian="bold" style:font-weight-complex="bold"/>
    </style:style>
    <style:style style:name="T12" style:family="text">
      <style:text-properties fo:font-weight="bold" officeooo:rsid="002ef2aa" style:font-weight-asian="bold" style:font-weight-complex="bold"/>
    </style:style>
    <style:style style:name="T13" style:family="text">
      <style:text-properties officeooo:rsid="00207611"/>
    </style:style>
    <style:style style:name="T14" style:family="text">
      <style:text-properties officeooo:rsid="0028240b"/>
    </style:style>
    <style:style style:name="T15" style:family="text">
      <style:text-properties officeooo:rsid="00284bbb"/>
    </style:style>
    <style:style style:name="T16" style:family="text">
      <style:text-properties officeooo:rsid="002a9e75"/>
    </style:style>
    <style:style style:name="T17" style:family="text">
      <style:text-properties officeooo:rsid="002d2767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5435fd" fo:background-color="#ffff00" loext:char-shading-value="0"/>
    </style:style>
    <style:style style:name="T20" style:family="text">
      <style:text-properties officeooo:rsid="005ed0a0" fo:background-color="#ffff00" loext:char-shading-value="0"/>
    </style:style>
    <style:style style:name="T21" style:family="text">
      <style:text-properties officeooo:rsid="008f6ebd" fo:background-color="#ffff00" loext:char-shading-value="0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2d2767" fo:background-color="transparent" loext:char-shading-value="0"/>
    </style:style>
    <style:style style:name="T24" style:family="text">
      <style:text-properties officeooo:rsid="003d4867" fo:background-color="transparent" loext:char-shading-value="0"/>
    </style:style>
    <style:style style:name="T25" style:family="text">
      <style:text-properties officeooo:rsid="005be1df" fo:background-color="transparent" loext:char-shading-value="0"/>
    </style:style>
    <style:style style:name="T26" style:family="text">
      <style:text-properties style:text-line-through-style="none" style:text-line-through-type="none" fo:font-size="12pt" fo:language="pl" fo:country="P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text-line-through-style="none" style:text-line-through-type="none" fo:font-size="12pt" fo:language="pl" fo:country="PL" fo:font-style="normal" style:text-underline-style="none" fo:font-weight="normal" officeooo:rsid="002ef2aa" style:text-blinking="false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text-line-through-style="none" style:text-line-through-type="none" fo:font-size="12pt" fo:language="pl" fo:country="PL" fo:font-style="normal" style:text-underline-style="none" fo:font-weight="normal" officeooo:rsid="00987a8b" style:text-blinking="false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text-line-through-style="none" style:text-line-through-type="none" fo:font-size="12pt" fo:language="pl" fo:country="PL" fo:font-style="normal" style:text-underline-style="none" fo:font-weight="normal" officeooo:rsid="007591b6" style:text-blinking="false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text-line-through-style="none" style:text-line-through-type="none" fo:font-size="12pt" fo:language="pl" fo:country="PL" fo:font-style="normal" style:text-underline-style="none" fo:font-weight="normal" officeooo:rsid="009a7db1" style:text-blinking="false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text-line-through-style="none" style:text-line-through-type="none" fo:font-size="12pt" fo:language="pl" fo:country="PL" fo:font-style="normal" style:text-underline-style="none" fo:font-weight="normal" officeooo:rsid="009b3f76" style:text-blinking="false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text-line-through-style="none" style:text-line-through-type="none" fo:font-size="12pt" fo:language="pl" fo:country="PL" fo:font-style="normal" style:text-underline-style="none" fo:font-weight="normal" officeooo:rsid="00a05e79" style:text-blinking="false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text-line-through-style="none" style:text-line-through-type="none" fo:font-size="12pt" fo:language="pl" fo:country="PL" fo:font-style="normal" style:text-underline-style="none" fo:font-weight="bold" officeooo:rsid="002ef2aa" style:text-blinking="false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text-line-through-style="none" style:text-line-through-type="none" fo:font-size="12pt" fo:language="pl" fo:country="PL" fo:font-style="normal" style:text-underline-style="none" fo:font-weight="bold" officeooo:rsid="007591b6" style:text-blinking="false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officeooo:rsid="002f90fc"/>
    </style:style>
    <style:style style:name="T36" style:family="text">
      <style:text-properties officeooo:rsid="00316231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underline-style="solid" style:text-underline-width="auto" style:text-underline-color="font-color" officeooo:rsid="00366bdc"/>
    </style:style>
    <style:style style:name="T39" style:family="text">
      <style:text-properties style:text-underline-style="solid" style:text-underline-width="auto" style:text-underline-color="font-color" officeooo:rsid="0052d1f3"/>
    </style:style>
    <style:style style:name="T40" style:family="text">
      <style:text-properties style:text-underline-style="solid" style:text-underline-width="auto" style:text-underline-color="font-color" officeooo:rsid="0055c229"/>
    </style:style>
    <style:style style:name="T41" style:family="text">
      <style:text-properties style:text-underline-style="solid" style:text-underline-width="auto" style:text-underline-color="font-color" officeooo:rsid="005be1df"/>
    </style:style>
    <style:style style:name="T42" style:family="text">
      <style:text-properties style:text-underline-style="solid" style:text-underline-width="auto" style:text-underline-color="font-color" officeooo:rsid="0064f452"/>
    </style:style>
    <style:style style:name="T43" style:family="text">
      <style:text-properties officeooo:rsid="00366bdc"/>
    </style:style>
    <style:style style:name="T44" style:family="text">
      <style:text-properties officeooo:rsid="003c1e56"/>
    </style:style>
    <style:style style:name="T45" style:family="text">
      <style:text-properties officeooo:rsid="004009e6"/>
    </style:style>
    <style:style style:name="T46" style:family="text">
      <style:text-properties officeooo:rsid="0042f884"/>
    </style:style>
    <style:style style:name="T47" style:family="text">
      <style:text-properties officeooo:rsid="0043bcdb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022257a" style:font-style-asian="italic" style:font-style-complex="italic"/>
    </style:style>
    <style:style style:name="T50" style:family="text">
      <style:text-properties officeooo:rsid="0045cbf6"/>
    </style:style>
    <style:style style:name="T51" style:family="text">
      <style:text-properties officeooo:rsid="0047bdad"/>
    </style:style>
    <style:style style:name="T52" style:family="text">
      <style:text-properties officeooo:rsid="00497ddc"/>
    </style:style>
    <style:style style:name="T53" style:family="text">
      <style:text-properties officeooo:rsid="004b460b"/>
    </style:style>
    <style:style style:name="T54" style:family="text">
      <style:text-properties officeooo:rsid="004c37ac"/>
    </style:style>
    <style:style style:name="T55" style:family="text">
      <style:text-properties officeooo:rsid="004cd252"/>
    </style:style>
    <style:style style:name="T56" style:family="text">
      <style:text-properties officeooo:rsid="004dc417"/>
    </style:style>
    <style:style style:name="T57" style:family="text">
      <style:text-properties fo:font-weight="normal" officeooo:rsid="004fc34d" style:font-weight-asian="normal" style:font-weight-complex="normal"/>
    </style:style>
    <style:style style:name="T58" style:family="text">
      <style:text-properties fo:font-weight="normal" officeooo:rsid="0055c229" style:font-weight-asian="normal" style:font-weight-complex="normal"/>
    </style:style>
    <style:style style:name="T59" style:family="text">
      <style:text-properties fo:font-weight="normal" officeooo:rsid="00565cef" style:font-weight-asian="normal" style:font-weight-complex="normal"/>
    </style:style>
    <style:style style:name="T60" style:family="text">
      <style:text-properties fo:font-weight="normal" officeooo:rsid="00987a8b" style:font-weight-asian="normal" style:font-weight-complex="normal"/>
    </style:style>
    <style:style style:name="T61" style:family="text">
      <style:text-properties officeooo:rsid="0050e2b9"/>
    </style:style>
    <style:style style:name="T62" style:family="text">
      <style:text-properties officeooo:rsid="0052d1f3"/>
    </style:style>
    <style:style style:name="T63" style:family="text">
      <style:text-properties style:text-underline-style="none"/>
    </style:style>
    <style:style style:name="T64" style:family="text">
      <style:text-properties style:text-underline-style="none" officeooo:rsid="004b460b"/>
    </style:style>
    <style:style style:name="T65" style:family="text">
      <style:text-properties officeooo:rsid="0055c229"/>
    </style:style>
    <style:style style:name="T66" style:family="text">
      <style:text-properties officeooo:rsid="0030b2ad"/>
    </style:style>
    <style:style style:name="T67" style:family="text">
      <style:text-properties officeooo:rsid="005d54b6"/>
    </style:style>
    <style:style style:name="T68" style:family="text">
      <style:text-properties officeooo:rsid="005ed0a0"/>
    </style:style>
    <style:style style:name="T69" style:family="text">
      <style:text-properties officeooo:rsid="0060161e"/>
    </style:style>
    <style:style style:name="T70" style:family="text">
      <style:text-properties officeooo:rsid="0062af63"/>
    </style:style>
    <style:style style:name="T71" style:family="text">
      <style:text-properties officeooo:rsid="0062bae0"/>
    </style:style>
    <style:style style:name="T72" style:family="text">
      <style:text-properties officeooo:rsid="00676690"/>
    </style:style>
    <style:style style:name="T73" style:family="text">
      <style:text-properties officeooo:rsid="006e117c"/>
    </style:style>
    <style:style style:name="T74" style:family="text">
      <style:text-properties officeooo:rsid="006f82d2"/>
    </style:style>
    <style:style style:name="T75" style:family="text">
      <style:text-properties officeooo:rsid="0071649b"/>
    </style:style>
    <style:style style:name="T76" style:family="text">
      <style:text-properties officeooo:rsid="0073dd7c"/>
    </style:style>
    <style:style style:name="T77" style:family="text">
      <style:text-properties officeooo:rsid="007591b6"/>
    </style:style>
    <style:style style:name="T78" style:family="text">
      <style:text-properties officeooo:rsid="0076fddc"/>
    </style:style>
    <style:style style:name="T79" style:family="text">
      <style:text-properties officeooo:rsid="0077c774"/>
    </style:style>
    <style:style style:name="T80" style:family="text">
      <style:text-properties officeooo:rsid="007f0006"/>
    </style:style>
    <style:style style:name="T81" style:family="text">
      <style:text-properties officeooo:rsid="0087610c"/>
    </style:style>
    <style:style style:name="T82" style:family="text">
      <style:text-properties officeooo:rsid="0088abc4"/>
    </style:style>
    <style:style style:name="T83" style:family="text">
      <style:text-properties officeooo:rsid="008c0da3"/>
    </style:style>
    <style:style style:name="T84" style:family="text">
      <style:text-properties officeooo:rsid="008ee11a"/>
    </style:style>
    <style:style style:name="T85" style:family="text">
      <style:text-properties officeooo:rsid="00927a22"/>
    </style:style>
    <style:style style:name="T86" style:family="text">
      <style:text-properties officeooo:rsid="00930bd6"/>
    </style:style>
    <style:style style:name="T87" style:family="text">
      <style:text-properties officeooo:rsid="009695a7"/>
    </style:style>
    <style:style style:name="T88" style:family="text">
      <style:text-properties officeooo:rsid="00971963"/>
    </style:style>
    <style:style style:name="T89" style:family="text">
      <style:text-properties officeooo:rsid="009cdeb9"/>
    </style:style>
    <style:style style:name="T90" style:family="text">
      <style:text-properties officeooo:rsid="00a16981"/>
    </style:style>
    <style:style style:name="T91" style:family="text">
      <style:text-properties officeooo:rsid="00a522d6"/>
    </style:style>
    <style:style style:name="T92" style:family="text">
      <style:text-properties officeooo:rsid="00a7c0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/text:p>
      <text:p text:style-name="Standard"/>
      <text:p text:style-name="P34">Mag: pragnie służyć królowi i zdobywać jego łaski</text:p>
      <text:p text:style-name="P34">Scyta: chce znaleźć sobie nowe miejsce w świecie</text:p>
      <text:p text:style-name="P34"><text:span text:style-name="T62">Trak</text:span>: <text:span text:style-name="T61">chce się wzbogacić na wojnie</text:span></text:p>
      <text:p text:style-name="P93">Kim jesteście i czego pragniecie, dowiecie się w trakcie :D Tylko małe info dla Ag:</text:p>
      <text:p text:style-name="P2"/>
      <text:p text:style-name="P41">INFO <text:span text:style-name="T52">AG</text:span></text:p>
      <text:p text:style-name="P3">Sprytny Scyta wydaje babilończykom zdradzieckiego Meda, zostaje więc puszczony wolno <text:span text:style-name="T4">n</text:span>a zachód.<text:span text:style-name="T51"> </text:span>Tym sposobem dociera do Aszur – zburzonej stolicy Asyryjczyków<text:span text:style-name="T51">.</text:span> <text:span text:style-name="T52">Tam dowiaduje się, że Scytia zmieniła sobie sojusznika i wraz z Medią walczy przeciwko Asyrii, toteż zaciąga się w nowe szeregi. </text:span></text:p>
      <text:p text:style-name="P42">INFO ME</text:p>
      <text:p text:style-name="P3">Sam Nabuchodonozor stacjonuje w obozie pod miastem. Jego wierni słudzy donoszą mu o wielkich skarbach zgro<text:span text:style-name="T3">m</text:span>adzonych w podziemiach twierdzy. Największą zaś zagadką jest zapisana <text:span text:style-name="T50">pismem klinowym tabliczka również złożona w skarbcu (</text:span>dialektem <text:span text:style-name="T1">Urartu - nieco asyryjsko-babilońskie pismo klinowe)</text:span>. Chciwy satrapa pragnie wysłać posłańców <text:span text:style-name="T50">do biblioteki w Niniwie</text:span>, którzy odkryją jej dokładną treść <text:span text:style-name="T50">(dalej</text:span> <text:span text:style-name="T2">do stolicy Tuszpa nad jeziorem Wan, dokąd idzie się wzdłuż Tygrysu (mapa Syria.jpg)</text:span>.<text:span text:style-name="T50">)</text:span> </text:p>
      <text:p text:style-name="P3"/>
      <text:p text:style-name="P43"/>
      <text:p text:style-name="P8"><text:span text:style-name="T39">1 – herold wzywa maga do </text:span><text:span text:style-name="T37">Nabuchodonozor</text:span><text:span text:style-name="T39">a</text:span>: </text:p>
      <text:p text:style-name="P42">Władca wzywa przed swoje oblicze jednego ze swych ulubionych popleczników – maga Kaś <text:span text:style-name="T54">(przychodzi do twego namiotu i mówi chodź ;])</text:span>:</text:p>
      <text:p text:style-name="P46">OPIS ZŁOTEGO NAMIOTU ITD <text:span text:style-name="T55">oraz KRÓLA</text:span></text:p>
      <text:p text:style-name="P7">- Magu, <text:span text:style-name="T50">udaj się do Niniwy do wielkiej biblioteki i</text:span> dowiedz się <text:span text:style-name="T56">u mędrców</text:span>, co tu jest napisane, czy warto, aby król Babilonii zaprzątał tym swoją głowę. Jeśli jest tu mowa o skarbach, poślij czym prędzej wiadomość, a zdecyduję, co czynić dalej. <text:span text:style-name="T50">Zdobędziesz</text:span> mą wielką łaskę. Działaj chytrze i po cichu, <text:span text:style-name="T51">Niniwa wciąż jest jeszcze nie zdobyta i stacjonują w niej wojska nieprzyjacielskie</text:span>. <text:span text:style-name="T13">Masz tu mą królewską pieczęć: skrzydlatego lwa między dwoma rzekami, pomoże ci wobec chaldejczyków i medów. Pamiętaj, że Medowie są naszymi sprzymierzeńcami. Do ochrony weź sobie moich włóczników i ruszaj!</text:span></text:p>
      <text:p text:style-name="P7"/>
      <text:p text:style-name="P49">Opodal namiotu władcy stoją namioty dowódców. Dookoła w większej odległości namioty żołdaków.</text:p>
      <text:p text:style-name="P49"/>
      <text:p text:style-name="P7"/>
      <text:p text:style-name="P24">2 – zebranie drużyny przez maga</text:p>
      <text:p text:style-name="P42"><text:span text:style-name="T63">W </text:span><text:span text:style-name="T64">obozie wojskowym</text:span><text:span text:style-name="T53"> </text:span><text:span text:style-name="T10">dowódca</text:span><text:span text:style-name="T53"> </text:span><text:span text:style-name="T10">Nigsummunu</text:span><text:span text:style-name="T53"> wyznacza Labaszi na misję i pozwala mu wziąć jeszcze dwóch ludzi (Labaszi idzie do kumpli z regymentu Scyty i Traka)</text:span></text:p>
      <text:p text:style-name="P44">ALBO</text:p>
      <text:p text:style-name="P45">Spotyka Labaszi, jeśli nie pójdzie do dowódcy i ten wiedzie ich do Nigsummunu z prośbą o pozwolenie na wyprawę &gt; misja od króla! „Można się wykazać (do Kaś) no i uniknąć walki na froncie! (do kumpli, no chodźcie <text:span text:style-name="T65">opyla się</text:span> :P)”</text:p>
      <text:p text:style-name="P44"/>
      <text:p text:style-name="P65">Labaszi zabiera Traka po prowiant (na 7 dni i 4*7+X= 200 miar srebra: na powrót i dodatkowe wydatki – jeśli zdecydują się iść dalej do Urartu i Trapezuntu, to już muszą jakoś zarobić...)</text:p>
      <text:p text:style-name="P4"/>
      <text:p text:style-name="P47">Labaszi <text:span text:style-name="T69">chaldejczyk</text:span> [4,0], miecz brązowy, <text:span text:style-name="T57">zna </text:span><text:span text:style-name="T59">asyryjski i </text:span><text:span text:style-name="T57">trochę greki, bo się kumplują z </text:span><text:span text:style-name="T58">Trakiem</text:span><text:span text:style-name="T57">. Scyta jest kumplem od niedawna, ale też taki egzotyczny, to się trzymają razem.</text:span></text:p>
      <text:p text:style-name="P94"/>
      <text:p text:style-name="P4"/>
      <text:p text:style-name="P50"><text:soft-page-break/>2</text:p>
      <text:p text:style-name="P4"/>
      <text:p text:style-name="P49">&gt; imiona <text:span text:style-name="T7">babilońskie</text:span>: ♂ Baltazar, Kerseks, Namussar, Szadrach, Arszaka, Ekurzakir, Labaszi, Nigsummunu, Seluku, Suusaandar, Zuuthusu, Uktanu, Artabazos</text:p>
      <text:p text:style-name="P49">♀ Arwia, Ahatsunu, Amata, Ettu, Gemekaa, Ninsunu, Muszezibti, Iltani, Gemeti</text:p>
      <text:p text:style-name="P49"/>
      <text:p text:style-name="P48">&gt; imiona <text:span text:style-name="T7">asyryjskie</text:span>: <text:span text:style-name="T26">♂ Adad-nerari, Aszur-Bel-Kala, Aszur-Resz-iszi, Bel-Nirari, Igurkapkapu, Szalmaneser, Szamszi-Adad, Szalmaneser</text:span></text:p>
      <text:p text:style-name="P38">♀ Niqiya-Zakutu, Iluszumma, Pudi-Ilu, Iszme-Dagan, Tukulti-Ninib</text:p>
      <text:p text:style-name="P38"/>
      <text:p text:style-name="P39">&gt; imiona <text:span text:style-name="T7">medyjskie</text:span>: ♂ Mitradatas, Ariaramnes, Hystaspes, Badres, Harpagos, Artembares, Fraortes, Astiages, Kambizes, Mizares</text:p>
      <text:p text:style-name="P39">♀ Mandane, Aryane, Armeen, Telemne, Desnume</text:p>
      <text:p text:style-name="P39"/>
      <text:p text:style-name="P6">&gt; imiona <text:span text:style-name="T12">urartyjskie</text:span>:<text:span text:style-name="T6"> Erimena, Sarduri, Arame, Nairi, Ispini</text:span></text:p>
      <text:p text:style-name="P4"/>
      <text:p text:style-name="P4"/>
      <text:p text:style-name="P10"><text:span text:style-name="T41">3 - </text:span><text:span text:style-name="T37">Po drodze </text:span><text:span text:style-name="T38">(</text:span><text:span text:style-name="T40">6</text:span><text:span text:style-name="T38"> dni marszu)</text:span>:</text:p>
      <text:p text:style-name="P52">Wzdłuż Tygrysu rozlewiska i wioski, <text:span text:style-name="T71">(2) </text:span>niektóre porzucone, <text:span text:style-name="T71">(3) </text:span>niektóre spalone, <text:span text:style-name="T71">(1) </text:span>w niektórych przerażeni wieśniacy. Dalej od rzeki kamienisty step. <text:span text:style-name="T68">W spalonej wiosce snują się wilki </text:span><text:span text:style-name="T20">WALKA</text:span><text:span text:style-name="T68"> z wilkiem, jeśli wlezą do wioski, żeby ją przeszukać.</text:span></text:p>
      <text:p text:style-name="P84">Wilk (max 3 rany) &gt; 2 obrażenia, trafia na 30%</text:p>
      <text:p text:style-name="P52"/>
      <text:p text:style-name="P52"/>
      <text:p text:style-name="P10"><text:span text:style-name="T43">(4dni) </text:span>* <text:span text:style-name="T7">Kalhu</text:span> – miasto, w którym trwają walki, raczej chcecie je ominąć</text:p>
      <text:p text:style-name="P18"><text:span text:style-name="T18">TEST </text:span><text:span text:style-name="T25">badanie terenu</text:span><text:span text:style-name="T23"> (sztuka przetrwania/zwinność/</text:span><text:span text:style-name="T25">tropienie/znaki</text:span><text:span text:style-name="T23">) </text:span><text:span text:style-name="T25">&gt; jeśli zrobią - INFO</text:span></text:p>
      <text:p text:style-name="P15"><text:span text:style-name="T22">a jak nie: </text:span><text:span text:style-name="T17">k</text:span>6 na zauważenie grupki</text:p>
      <text:p text:style-name="P37"><text:span text:style-name="T66">u</text:span>dany: zauważacie grupę <text:span text:style-name="T68">7</text:span> żołnierzy <text:span text:style-name="T70">(jak się zbliżycie – asyryjskich! Wloką się byle dalej od płonącego miasta, skryci w szuwarach Tygrysu i ogółem wyglądają na dezerterów)</text:span></text:p>
      <text:p text:style-name="P37">nieudany: atakują was z zaskoczenia <text:span text:style-name="T70">(rabunek)</text:span></text:p>
      <text:p text:style-name="P10"><text:span text:style-name="T19">WALKA</text:span>.</text:p>
      <text:p text:style-name="P53">[4,0] wręcz (próbują rozbroić)<text:tab/>4 rany</text:p>
      <text:p text:style-name="P53">[4,0] wręcz (próbują rozbroić)<text:tab/>2 rany</text:p>
      <text:p text:style-name="P53">[4,0] kij (obrona)<text:tab/><text:tab/><text:tab/>4 rany<text:tab/><text:tab/>(5 srebrnych monet)</text:p>
      <text:p text:style-name="P53">[4,0] kij (obrona)<text:tab/><text:tab/><text:tab/>2 rany<text:tab/></text:p>
      <text:p text:style-name="P53">[4,0] miecz brązowy<text:tab/><text:tab/><text:tab/>2 rany</text:p>
      <text:p text:style-name="P53">[3,1] miecz brązowy<text:tab/><text:tab/><text:tab/>2 rany<text:tab/><text:tab/>(złoty puchar)</text:p>
      <text:p text:style-name="P53">[3,1] miecz brązowy<text:tab/><text:tab/><text:tab/>1 rana<text:tab/><text:tab/>(złoty puchar)</text:p>
      <text:p text:style-name="P53">Gdy padnie 4, reszta próbuje uciekać.</text:p>
      <text:p text:style-name="P53"/>
      <text:p text:style-name="P36"/>
      <text:p text:style-name="P36"/>
      <text:p text:style-name="P11"><text:span text:style-name="T43">(2dni) </text:span>* <text:span text:style-name="T7">Niniwa</text:span> – <text:span text:style-name="T67">dotychczas </text:span>opanowana przez asyryjczyków, ale <text:span text:style-name="T67">teraz </text:span>opustoszała. Bogate miasto, ogromne zigguraty. <text:span text:style-name="T50">Gdy wchodzicie do środka przez porzuconą bramę i strzaskane mury, widzicie ślady pożogi. </text:span></text:p>
      <text:p text:style-name="P41">Jest trochę umykających żołdaków babilońskich, którzy chętnie informują i medyjskich, którzy <text:span text:style-name="T68">zaatakowali od północy i starli asyryjczyków nim do Babilonu dotarły wieści o ich ruchach.</text:span></text:p>
      <text:p text:style-name="P41">Ewentualne niedobitki asyryjskie z przestrachem uciekają przed wami i ukrywają się w gruzach. <text:span text:style-name="T68">Można ich gonić i szlachtować, choć nie po to wyruszyliście :)</text:span></text:p>
      <text:p text:style-name="P83"><text:span text:style-name="T18">k6</text:span> – kto znajduje X sztuk srebra.</text:p>
      <text:p text:style-name="P87"/>
      <text:p text:style-name="P87"/>
      <text:p text:style-name="P54"><text:soft-page-break/>3</text:p>
      <text:p text:style-name="P54"/>
      <text:p text:style-name="P51"><text:span text:style-name="T42">4</text:span><text:span text:style-name="T37"> – </text:span><text:span text:style-name="T42">Biblioteka w Niniwie</text:span></text:p>
      <text:p text:style-name="P75">Trzeba by zasięgnąć języka, gdzie się znajduje. <text:span text:style-name="T21">TEST zbieranie info</text:span> </text:p>
      <text:p text:style-name="P88">udany: znajdujecie go szybko</text:p>
      <text:p text:style-name="P88">nieudany: po dopytaniu 4 kolejnych osób i kluczeniu wśród szczątków INSCENIZACJA ;)</text:p>
      <text:p text:style-name="P75">Ogółem to ten ogromny, zjarany gmach. <text:span text:style-name="T72">Wielkie</text:span>, kamienne wierzeje są otwarte na oścież, można wejść do środka. <text:span text:style-name="T73">Wszędzie walają się zwęglone belki i popiół. W komorach w głębi również połamane tabliczki. Gdzieniegdzie leżą rozrzucone martwe ciała cywilów i żołnierzy – odarci z drogocenności. Zagruzowane przejścia. W niektórych salach ciemno. Inne jasne bez dachu.</text:span></text:p>
      <text:p text:style-name="P75"/>
      <text:p text:style-name="P75"/>
      <text:p text:style-name="P67"><text:span text:style-name="T85">&gt; </text:span>W jednym z pomieszczeń wyglądających na obrabowane – puste haki i postumenty, leży na ziemi coś świecącego <text:span text:style-name="T18">k6</text:span> – <text:span text:style-name="T81">kawałek wypolerowanego metalu, zapewne srebra, który przedstawia pokręconą i wynaturzoną kreaturę o lwiej paszczy, języku węża i chuderlawym ciele.</text:span> <text:span text:style-name="T81">Mag tłumaczy, że jest to bardzo stary amulet babiloński, który miał chronić przed demonami.</text:span></text:p>
      <text:p text:style-name="P17"/>
      <text:p text:style-name="P56"><text:span text:style-name="T85">&gt; </text:span>(tupot!) <text:span text:style-name="T80">Ż</text:span>ołdacy medyjscy przeczesują pomieszczenia, ale <text:span text:style-name="T82">skarżą się, że nie ma nic do zbierania</text:span>. <text:span text:style-name="T75">Jeden z nich chwali się, jak łatwo im poszło z asyryjczykami i jacy są dzielni itd. „Uważajcie jednak, wielu ich się jeszcze pałęta w gruzach jak myszy.”</text:span></text:p>
      <text:p text:style-name="P17"/>
      <text:p text:style-name="P68"><text:span text:style-name="T85">&gt; </text:span>Drzwi są zamknięte (do katalogu ą), ale jest na nich napisane w języku asyryjskim „Wejdź, jeśli posiadasz pieczęć króla” <text:span text:style-name="T83">&gt; zapewne łatwo wejdą i tam może być uwięziony bibliotekarz.</text:span></text:p>
      <text:p text:style-name="P17"/>
      <text:p text:style-name="P59"><text:span text:style-name="T85">&gt; </text:span>Zza gruzów słychać na zmianę okrzyki chaldejskie i asyryjskie (na pomoc!) - uwalniacie? </text:p>
      <text:p text:style-name="P89">TESTY?</text:p>
      <text:p text:style-name="P85">udane: <text:span text:style-name="T91">podważacie i usówacie gruzy.</text:span></text:p>
      <text:p text:style-name="P85"><text:span text:style-name="T92">n</text:span>ieudane: <text:span text:style-name="T91">gruz spada wam na stopę (k6 komu) i zadaje 1obrażenie. Od teraz kulejesz, do odwołania.</text:span></text:p>
      <text:p text:style-name="P55"/>
      <text:p text:style-name="P55"><text:span text:style-name="T91">Uwolniony to a</text:span>syryjski bibliotekarz <text:span text:style-name="T33">Szalmaneser</text:span><text:span text:style-name="T27"> </text:span>– mówi po asyryjsku, <text:span text:style-name="T74">trochę po chaldejsku i grecku</text:span>, bardzo się boi, próbował ratować spóściznę kulturalną świata, ale niemal zwariował, widząc swoją bezradność <text:span text:style-name="T76">i ogrom zniszczenia</text:span>.</text:p>
      <text:p text:style-name="P57"><text:span text:style-name="T18">TESTY</text:span> dyplomacja itd. - <text:span text:style-name="T85">żeby im powiedział o klinach, o ile na to wpadną.</text:span></text:p>
      <text:p text:style-name="P57">zdane: chce wam pomóc „Dobrze, jeśli pomożecie mi uratować te tabliczki, pomogę wam”</text:p>
      <text:p text:style-name="P58">niezdane: wariuje dalej, <text:span text:style-name="T78">aż</text:span> obie<text:span text:style-name="T78">cacie</text:span> uratowa<text:span text:style-name="T78">ć</text:span> <text:span text:style-name="T78">tabliczki</text:span> o historii Asyrii (<text:span text:style-name="T79">6</text:span>0) ciężkie.</text:p>
      <text:p text:style-name="P86">(spr czy się mieszczą w ekwipunku albo 1osoba niesie 30 tabliczek i ma zajęte ręce, chyba że wykoncypują to inaczej.)</text:p>
      <text:p text:style-name="P86"/>
      <text:p text:style-name="P57"/>
      <text:p text:style-name="P60">Gdy chce pomóc, każe iść do katalogów. Tam szuka wśród ich resztek działu językoznawstwa. Jest tam jednak straszny bałagan <text:span text:style-name="T84">i strasznie długo szuka informacji, łazi i łazi między ruinami drewnianych regałów i połamanych tabliczek.</text:span></text:p>
      <text:p text:style-name="P16"><text:span text:style-name="T84">np. </text:span>TEST magia<text:span text:style-name="T22"> – potrzebna wątroba zwierzęcia ofiarnego albo nastała noc i obserwujesz gwiazdy.</text:span></text:p>
      <text:p text:style-name="P60">zdany: trzeba iść do sali Rybiej.</text:p>
      <text:p text:style-name="P62">niezdany: <text:span text:style-name="T77">szukacie bardzo długo i w końcu się udaje - </text:span>trzeba iść do sali Rybiej.</text:p>
      <text:p text:style-name="P90"/>
      <text:p text:style-name="P90"/>
      <text:p text:style-name="P73"/>
      <text:p text:style-name="P73"/>
      <text:p text:style-name="P73"/>
      <text:p text:style-name="P70"/>
      <text:p text:style-name="P71"><text:soft-page-break/>4</text:p>
      <text:p text:style-name="P69"/>
      <text:p text:style-name="P25"><text:span text:style-name="T77">5 – </text:span>sala Rybia</text:p>
      <text:p text:style-name="P74">Bibliotekarz krząta się dłuższą chwilę, po czym przychodzi do was ze spiętymi metalowymi zawiasami 4 tabliczki. Są na nich różne alfabety pism klinowych.</text:p>
      <text:p text:style-name="P72">„<text:span text:style-name="T85">Bardzo ciekawe! Bardzo ciekawe! Widzę, że wasz tekst zapisany jest w dialekcie Urartu, spójrzcie na te krótkie i ledwo zaznaczone kliny, podobne jednak w dużym stopniu do chaldejskich. Pokaż tabliczkę!”</text:span></text:p>
      <text:p text:style-name="P74">&gt; pokazujecie albo nie :)</text:p>
      <text:p text:style-name="P74"><text:span text:style-name="T86">T</text:span>ak: <text:span text:style-name="T86">Zagarnia ją i długo bada nad elementarzem. Duka poszczególne litery, których nie macie gdzie zapisać. „Hm, nie wiem, co to znaczy…” Wie, gdzie leży Urartu, gdyby pytali.</text:span></text:p>
      <text:p text:style-name="P74">Nie: „<text:span text:style-name="T87">Czy to jakaś cenna tabliczka? Znaleźliście ją w bibliotece?”</text:span></text:p>
      <text:p text:style-name="P69"/>
      <text:p text:style-name="P69"/>
      <text:p text:style-name="P69"/>
      <text:p text:style-name="P61"><text:span text:style-name="T11">Szalmaneser</text:span><text:span text:style-name="T77">: „Dzień ma się ku wieczorowi, chodźmy do mojego domu, ukryć w nim tabliczki.”</text:span></text:p>
      <text:p text:style-name="P64">&gt; ok! <text:span text:style-name="T89">(Obiecali!)</text:span></text:p>
      <text:p text:style-name="P63">Idziecie przez brudne, zagracone ulice, w wielu miejscach leżą trupy. Dom jest spalony. Bibliotekarz rwie włosy z głowy „olaboga, na wszystkie demony piekielne!” siada na progu i płacze.</text:p>
      <text:p text:style-name="P77">Ze zgliszczy wychodzi do niego niewiasta „Tu jesteś! Tak się martwiłam! Bogowie cię mieli w opiece.” To żona jego przyjaciela <text:span text:style-name="T7">Pudi-Ilu</text:span>, mąż jej zginął i szuka schronienia. U jej nóg pałętają się dzieciaki, dwóch chłopców i dziewczynka. Dzieciaki gapią się wystraszone na drużynę, ale potem zaczynają też pałętać się wokół was. <text:span text:style-name="T88">Są trochę wkurzające :)</text:span></text:p>
      <text:p text:style-name="P77"/>
      <text:p text:style-name="P78"><text:span text:style-name="T7">Pudi-Ilu: </text:span><text:span text:style-name="T60">chodźmy do </text:span><text:span text:style-name="T27">Resz-iszi, </text:span><text:span text:style-name="T28">może tam uda nam się schronić!</text:span></text:p>
      <text:p text:style-name="P76"/>
      <text:p text:style-name="P79">Dom <text:s/><text:span text:style-name="T27">Resz-iszi </text:span><text:span text:style-name="T26">(znajomego mędrca) wygląda na nie draśnięty. Tam zostają, jeśli zaniesiecie tabliczki. </text:span><text:span text:style-name="T34">Szalmaneser: </text:span><text:span text:style-name="T29">„</text:span><text:span text:style-name="T26">Zatrzymuję elementarz. Nic wam zresztą nie da. Potrzebujecie tłumacza… </text:span><text:span text:style-name="T30">Skąd go wziąć? Nie mam pojęcia. Urartu jest wiele dni drogi stąd </text:span><text:span text:style-name="T32">w górach</text:span><text:span text:style-name="T30"> </text:span><text:span text:style-name="T31">Armenii</text:span><text:span text:style-name="T30">.</text:span><text:span text:style-name="T26">”</text:span></text:p>
      <text:p text:style-name="P66"/>
      <text:p text:style-name="P20"/>
      <text:p text:style-name="P91"/>
      <text:p text:style-name="P80">Mag: musi zdecydować, co czynić.</text:p>
      <text:p text:style-name="P80"/>
      <text:p text:style-name="P80"/>
      <text:p text:style-name="P80">Niniwa: Medowie zostawiają jeden kontyngent żołnierzy, główna siła zaś dzieli się i część zmierza do Kalhu, a część <text:span text:style-name="T90">dalej wzdłuż Tygrysu </text:span>na zachód.</text:p>
      <text:p text:style-name="P81">Jeśli Mag pokaże pieczęć, otrzyma pomoc (ekwipunek, gońca, co tam chcą w miarę możliwości taborów wojskowych ;) )</text:p>
      <text:p text:style-name="P19"/>
      <text:p text:style-name="P19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21"/>
      <text:p text:style-name="P19"><text:soft-page-break/></text:p>
      <text:p text:style-name="P17"/>
      <text:p text:style-name="P17"/>
      <text:p text:style-name="P10"><text:span text:style-name="T43">(Xdni) </text:span>* góry – strome i nieprzystępne, widać na ścieżkach w oddali przemieszczające się oddziały z północy na południe. (asyryjczycy odpuszczają Urartu i kierują siły do obrony).</text:p>
      <text:p text:style-name="P10"/>
      <text:p text:style-name="P26"><text:span text:style-name="T5">Król Urartu </text:span><text:span text:style-name="T8">Rusa III </text:span><text:span text:style-name="T5">odbija sobie na rozbitych wojskach asyryjskich i nie wie jeszcze, co go czeka ze strony Babilonu. Rozpędza się na południe. Na ziemiach Uaiais napotykacie oddział ~30 </text:span>Urartyjczy<text:span text:style-name="T14">ków.</text:span></text:p>
      <text:p text:style-name="P26">- <text:span text:style-name="T15">można np. pokazać pieczęć i liczyć, że się przejdzie</text:span></text:p>
      <text:p text:style-name="P26">- <text:span text:style-name="T15">można ich mijać</text:span></text:p>
      <text:p text:style-name="P26">- <text:span text:style-name="T15">można coś ściemniać...</text:span></text:p>
      <text:p text:style-name="P14">TESTY</text:p>
      <text:p text:style-name="P13">udane: zabierają was do stolicy do pałacu.</text:p>
      <text:p text:style-name="P13"><text:span text:style-name="T35">n</text:span>ieudane: każą wam się wynosić (chcemy was widzieć podążających z powrotem górami!) <text:span text:style-name="T16">sami udają się na zachód.</text:span></text:p>
      <text:p text:style-name="P13"/>
      <text:p text:style-name="P10">* Tuszpa – stolica Urartu: <text:span text:style-name="T36">o ogromnych, wielobarwnych murach.</text:span></text:p>
      <text:p text:style-name="P5"/>
      <text:p text:style-name="P40"/>
      <text:p text:style-name="P5"/>
      <text:p text:style-name="P5"/>
      <text:p text:style-name="P22">Tuszpa:</text:p>
      <text:p text:style-name="P27">Kamienna twierdza, wewnątrz dwie olbrzymie schodkowe świątynie, domostwa z kamienia i suszonej cegły kryte tarniną. Pod murem kramy rozstawili nieliczni kupcy, w większości tutejsi. W głębi pałac na wzgórzu.</text:p>
      <text:p text:style-name="P5"/>
      <text:p text:style-name="P27">Jak wejść do środka? Albo ich wpuszczą żołnierze, albo <text:span text:style-name="T18">TESTY</text:span><text:span text:style-name="T22"> </text:span><text:span text:style-name="T24">jakby powiedzieli prawdę, że są z misją od Nabuchodonozora, to też dobrze :D Muszą poczekać chwilę na odpowiedź i wchodzą.</text:span></text:p>
      <text:p text:style-name="P27">udane: wchodzą</text:p>
      <text:p text:style-name="P27">nieudane: nie wchodzą, einfach :D Muszą wymyślić, jak się włamać/wślizgnąć.</text:p>
      <text:p text:style-name="P28">Przez bramę często wchodzą i wychodzą podróżni, kupcy, wojskowi… <text:span text:style-name="T44">W nocy są warty.</text:span></text:p>
      <text:p text:style-name="P28"/>
      <text:p text:style-name="P5"/>
      <text:p text:style-name="P23">Rusa III</text:p>
      <text:p text:style-name="P30">Z chęcią porozmawia z babilończykami, być może zechcą zawiązać sojusz przeciwko wspólnemu wrogowi – Asyrii. Za pośrednictwem tłumaczy! (zna swój i asyryjski) &gt; Ag chyba zna asyryjski ;)</text:p>
      <text:p text:style-name="P5"><text:span text:style-name="T9">Rusa</text:span><text:span text:style-name="T45">: </text:span>„<text:span text:style-name="T45">Co was sprowadza i skąd przybywacie?”</text:span></text:p>
      <text:p text:style-name="P5"/>
      <text:p text:style-name="P31">&gt; Jeśli nie pokarzą tabliczki, będą musieli jakoś cichaczem zdobyć tłumaczenie. Nie ma bibliotek, są tylko kapłani i uczeni – w świątyniach i na dworze królewskim. <text:span text:style-name="T47">Większość prostych Urartyjczyków zna tylko swój język, więc nie pogada z wami. Kupcy znają swój język i asyryjski, jeśli są przyjezdni, a jeśli nie to tylko język Urartu.</text:span></text:p>
      <text:p text:style-name="P32">&gt; Jeśli dadzą królowi tabliczkę, uzna ją za swoją własność, gdyż została mu zagrabiona przez asyryjczyków. (Każe tłumaczowi głośno odczytać tekst)</text:p>
      <text:p text:style-name="P5">„<text:span text:style-name="T45">Wybaczcie, lecz tabliczka należy do nas. Czujcie się jednak w mieście swobodnie, jesteście tu gośćmi.”</text:span></text:p>
      <text:p text:style-name="P5"/>
      <text:p text:style-name="P29">Jeśli przyrzekną wstawić się u Nabuchodonozora o zawiązanie sojuszu, wielu Urartyjczyków będzie im przychylnym.</text:p>
      <text:p text:style-name="P33"><text:span text:style-name="T18">TESTY</text:span> na zdobycie tłumaczenia, chyba że mają dobrą pamięć :P Aczkolwiek wątpię he he</text:p>
      <text:p text:style-name="P5"/>
      <text:p text:style-name="P5"><text:soft-page-break/></text:p>
      <text:p text:style-name="P35">&gt;&gt;&gt; Mikro zadanka w mieście, tylko muszę wiedzieć kim grają!!!</text:p>
      <text:p text:style-name="P35"/>
      <text:p text:style-name="P5"/>
      <text:p text:style-name="P5">&gt; Legenda pochodzi od greckich kolonistów znad Morza Czarnego.</text:p>
      <text:p text:style-name="P12">(chodzi o świątynię Hermesa w Trapezuncie – <text:span text:style-name="T46">kilkanaście dni podróży</text:span>)</text:p>
      <text:p text:style-name="P5"/>
      <text:p text:style-name="P5">Tekst tabliczki:</text:p>
      <text:p text:style-name="P9"><text:span text:style-name="T48">Oto Argiszti syn Menui panujący nad siedmioma rzekami i pięcioma górami, ulubieniec Chaldiego i Tajszeby, pan ludów niezliczonych wyprawił się na północ i wielkich dokonał czynów w trzystu pieszych i trzy dziesiątki rydwanów, pobił lud bladolicy i </text:span><text:span text:style-name="T49">u</text:span><text:span text:style-name="T48">stanowił daninę na cztery setki debenów przenicy, sto wołów </text:span><text:span text:style-name="T49">i szlakiem handlowym połączył wielkie morze z Azją, a sojuszników zdobył wśród Trapezuntyjczyków, wielkim skarbem obdarowany wedle umowy na murze świątyni wyrytym i wieczny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5:28:15.676070527</meta:creation-date>
    <meta:generator>LibreOffice/5.1.6.2$Linux_X86_64 LibreOffice_project/10m0$Build-2</meta:generator>
    <dc:date>2019-05-20T20:19:11.215255899</dc:date>
    <meta:editing-duration>PT7H58M49S</meta:editing-duration>
    <meta:editing-cycles>141</meta:editing-cycles>
    <meta:document-statistic meta:table-count="0" meta:image-count="0" meta:object-count="0" meta:page-count="6" meta:paragraph-count="115" meta:word-count="1878" meta:character-count="12420" meta:non-whitespace-character-count="10615"/>
  </office:meta>
</office:document-meta>
</file>